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MT1" svg:font-family="ArialMT" style:font-family-generic="roman"/>
    <style:font-face style:name="Times-Roman1" svg:font-family="Times-Roman" style:font-family-generic="roman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Times-Roman1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-Roman1" fo:font-size="12pt" officeooo:paragraph-rsid="0011a60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-Roman1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-Roman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a1a1a" style:font-name="ArialMT1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paragraph-rsid="0011a60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11a602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fo:font-size="12pt" style:font-size-asian="12pt" style:font-size-complex="12pt"/>
    </style:style>
    <style:style style:name="P13" style:family="paragraph" style:parent-style-name="Standard" style:list-style-name="L6">
      <style:paragraph-properties fo:margin-left="2.54cm" fo:margin-right="0cm" fo:text-align="justify" style:justify-single-word="false" fo:text-indent="-0.635cm" style:auto-text-indent="false"/>
      <style:text-properties officeooo:paragraph-rsid="0011a602"/>
    </style:style>
    <style:style style:name="P14" style:family="paragraph" style:parent-style-name="Standard" style:list-style-name="L7">
      <style:paragraph-properties fo:margin-left="2.54cm" fo:margin-right="0cm" fo:text-align="justify" style:justify-single-word="false" fo:text-indent="-0.635cm" style:auto-text-indent="false"/>
      <style:text-properties officeooo:paragraph-rsid="0011a602"/>
    </style:style>
    <style:style style:name="P15" style:family="paragraph" style:parent-style-name="Standard" style:list-style-name="L8">
      <style:paragraph-properties fo:margin-left="2.54cm" fo:margin-right="0cm" fo:text-align="justify" style:justify-single-word="false" fo:text-indent="-0.635cm" style:auto-text-indent="false"/>
      <style:text-properties officeooo:paragraph-rsid="0011a602"/>
    </style:style>
    <style:style style:name="T1" style:family="text">
      <style:text-properties fo:color="#d90b00" style:font-name="Times-Roman1"/>
    </style:style>
    <style:style style:name="T2" style:family="text">
      <style:text-properties fo:color="#000000" style:font-name="Times-Roman1"/>
    </style:style>
    <style:style style:name="T3" style:family="text">
      <style:text-properties fo:color="#000000" style:font-name="Times-Roman1" fo:font-weight="bold" style:font-weight-asian="bold"/>
    </style:style>
    <style:style style:name="T4" style:family="text">
      <style:text-properties fo:color="#000000" style:font-name="Times-Roman1" fo:font-weight="normal" style:font-weight-asian="normal"/>
    </style:style>
    <style:style style:name="T5" style:family="text">
      <style:text-properties fo:color="#000000" style:font-name="Times-Roman1" fo:font-weight="normal" officeooo:rsid="0011a602" style:font-weight-asian="normal"/>
    </style:style>
    <style:style style:name="T6" style:family="text">
      <style:text-properties fo:color="#000000" style:font-name="Times-Roman1" fo:font-size="12pt" style:font-size-asian="12pt" style:font-size-complex="12pt"/>
    </style:style>
    <style:style style:name="T7" style:family="text">
      <style:text-properties fo:color="#000000" style:font-name="Times-Roman1" fo:font-size="12pt" officeooo:rsid="0011a602" style:font-size-asian="12pt" style:font-size-complex="12pt"/>
    </style:style>
    <style:style style:name="T8" style:family="text">
      <style:text-properties fo:color="#000000" style:font-name="Times-Roman1" fo:font-size="12pt" fo:font-weight="normal" style:font-size-asian="12pt" style:font-weight-asian="normal" style:font-size-complex="12pt"/>
    </style:style>
    <style:style style:name="T9" style:family="text">
      <style:text-properties fo:color="#000000" style:font-name="Times-Roman1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000000" style:font-name="Times-Roman1" fo:font-size="12pt" style:text-underline-style="solid" style:text-underline-width="auto" style:text-underline-color="font-color" officeooo:rsid="0011a602" style:font-size-asian="12pt" style:font-size-complex="12pt"/>
    </style:style>
    <style:style style:name="T11" style:family="text">
      <style:text-properties fo:color="#ff2712" style:font-name="Times-Roman1"/>
    </style:style>
    <style:style style:name="T12" style:family="text">
      <style:text-properties fo:color="#ff2712" style:font-name="Times-Roman1" fo:font-size="12pt" style:font-size-asian="12pt" style:font-size-complex="12pt"/>
    </style:style>
    <style:style style:name="T13" style:family="text">
      <style:text-properties fo:color="#ff2712" style:font-name="Times-Roman1" fo:font-size="12pt" officeooo:rsid="0011a602" style:font-size-asian="12pt" style:font-size-complex="12pt"/>
    </style:style>
    <style:style style:name="T14" style:family="text">
      <style:text-properties fo:color="#ff2712" style:font-name="ArialMT1"/>
    </style:style>
    <style:style style:name="T15" style:family="text">
      <style:text-properties fo:color="#ff2712" style:font-name="ArialMT1" officeooo:rsid="0011a602"/>
    </style:style>
    <style:style style:name="T16" style:family="text">
      <style:text-properties fo:color="#ff2712" style:font-name="ArialMT1" fo:font-size="12pt" style:font-size-asian="12pt" style:font-size-complex="12pt"/>
    </style:style>
    <style:style style:name="T17" style:family="text">
      <style:text-properties fo:color="#ff2712" style:font-name="ArialMT1" fo:font-size="12pt" officeooo:rsid="0011a602" style:font-size-asian="12pt" style:font-size-complex="12pt"/>
    </style:style>
    <style:style style:name="T18" style:family="text">
      <style:text-properties fo:color="#0044fe" style:font-name="Times-Roman1"/>
    </style:style>
    <style:style style:name="T19" style:family="text">
      <style:text-properties fo:color="#0044fe" style:font-name="Times-Roman1" fo:font-size="12pt" style:font-size-asian="12pt" style:font-size-complex="12pt"/>
    </style:style>
    <style:style style:name="T20" style:family="text">
      <style:text-properties fo:color="#0044fe" style:font-name="ArialMT1" officeooo:rsid="0011a602"/>
    </style:style>
    <style:style style:name="T21" style:family="text">
      <style:text-properties fo:color="#0e002d" style:font-name="Times-Roman1"/>
    </style:style>
    <style:style style:name="T22" style:family="text">
      <style:text-properties fo:color="#0e002d" style:font-name="Times-Roman1" officeooo:rsid="0011a602"/>
    </style:style>
    <style:style style:name="T23" style:family="text">
      <style:text-properties fo:color="#0e002d" style:font-name="Times-Roman1" fo:font-size="12pt" style:font-size-asian="12pt" style:font-size-complex="12pt"/>
    </style:style>
    <style:style style:name="T24" style:family="text">
      <style:text-properties fo:color="#0e002d" style:font-name="Times-Roman1" fo:font-size="12pt" officeooo:rsid="0011a602" style:font-size-asian="12pt" style:font-size-complex="12pt"/>
    </style:style>
    <style:style style:name="T25" style:family="text">
      <style:text-properties fo:color="#8500af" style:font-name="Times-Roman1"/>
    </style:style>
    <style:style style:name="T26" style:family="text">
      <style:text-properties fo:color="#8500af" style:font-name="Times-Roman1" officeooo:rsid="0011a602"/>
    </style:style>
    <style:style style:name="T27" style:family="text">
      <style:text-properties fo:color="#8500af" style:font-name="Times-Roman1" fo:font-size="12pt" style:font-size-asian="12pt" style:font-size-complex="12pt"/>
    </style:style>
    <style:style style:name="T28" style:family="text">
      <style:text-properties fo:color="#8500af" style:font-name="Times-Roman1" fo:font-size="12pt" officeooo:rsid="0011a602" style:font-size-asian="12pt" style:font-size-complex="12pt"/>
    </style:style>
    <style:style style:name="T29" style:family="text">
      <style:text-properties fo:color="#1a1a1a" style:font-name="ArialMT1"/>
    </style:style>
    <style:style style:name="T30" style:family="text">
      <style:text-properties fo:color="#1a1a1a" style:font-name="ArialMT1" fo:font-size="12pt" style:font-size-asian="12pt" style:font-size-complex="12pt"/>
    </style:style>
    <style:style style:name="T31" style:family="text">
      <style:text-properties fo:color="#ff3333" style:font-name="Times-Roman1" fo:font-weight="normal" style:font-weight-asian="normal"/>
    </style:style>
    <style:style style:name="T3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lateforme Unix : plus grande expérience en Linux, au travers de notre formation</text:span></text:p>
      <text:p text:style-name="P1"/>
      <text:p text:style-name="P7"><text:span text:style-name="T18">Nom possible : iSearch/iFind</text:span></text:p>
      <text:p text:style-name="P2"><text:span text:style-name="T2"/></text:p>
      <text:p text:style-name="P1"/>
      <text:list xml:id="list384319840" text:style-name="L2">
        <text:list-item>
          <text:p text:style-name="P10"><text:span text:style-name="T6">On donne la définition du fichier (à définir formellement)…. A FAIRE avant (document)</text:span></text:p>
        </text:list-item>
      </text:list>
      <text:p text:style-name="P6"><text:span text:style-name="T2"/></text:p>
      <text:list xml:id="list1420937243" text:continue-numbering="true" text:style-name="L2">
        <text:list-item>
          <text:p text:style-name="P11"><text:span text:style-name="T6">Sur quels types de fichiers doit on travailler ? (img , meta données </text:span><text:span text:style-name="T7">)</text:span></text:p>
          <text:p text:style-name="P11"><text:span text:style-name="T12">Fichier normal à définir (au sens unix), pas de <text:s/>lien symbolique, fifo… car on est plus à l'aise sur Linux.</text:span><text:span text:style-name="T6"> </text:span></text:p>
        </text:list-item>
      </text:list>
      <text:p text:style-name="P6"><text:span text:style-name="T2"/></text:p>
      <text:list xml:id="list898402006" text:continue-numbering="true" text:style-name="L2">
        <text:list-item>
          <text:p text:style-name="P11"><text:span text:style-name="T6">Quelle est la taille maximum des données indexées ?</text:span></text:p>
          <text:p text:style-name="P11"><text:span text:style-name="T13">R</text:span><text:span text:style-name="T12">elative à la taille du Disque Dur en question. (Zacc : suivant un certain pourcentage… 5% de l indexé / total) </text:span></text:p>
        </text:list-item>
      </text:list>
      <text:p text:style-name="P6"><text:span text:style-name="T2"/></text:p>
      <text:list xml:id="list1468328554" text:continue-numbering="true" text:style-name="L2">
        <text:list-item>
          <text:p text:style-name="P11"><text:span text:style-name="T6">Quels types d'informations doit on avoir sur les données ? les méta-données (-&gt; nom du fichier, date modif/ouverture , auteurs…(contenu??) etc) ?</text:span></text:p>
          <text:p text:style-name="P11"><text:span text:style-name="T12">Contenu de fichier texte, (pdf ?), les archives ne sont pas traitées (protection par passe ou autre galère…)</text:span></text:p>
        </text:list-item>
      </text:list>
      <text:p text:style-name="P1"/>
      <text:list xml:id="list1952856798" text:continue-numbering="true" text:style-name="L2">
        <text:list-item>
          <text:p text:style-name="P11"><text:span text:style-name="T6">Peut on spécifier le type de fichier qu'on cherche ? </text:span></text:p>
          <text:p text:style-name="P11"><text:span text:style-name="T12">Non pas pour l'instant… à voir pour les extensions.</text:span></text:p>
        </text:list-item>
      </text:list>
      <text:p text:style-name="P1"/>
      <text:list xml:id="list2114786833" text:continue-numbering="true" text:style-name="L2">
        <text:list-item>
          <text:p text:style-name="P11"><text:span text:style-name="T7">On cherche aussi a définir une </text:span><text:span text:style-name="T10">s</text:span><text:span text:style-name="T9">émantique</text:span><text:span text:style-name="T6"> pour les requêtes de recherches : </text:span></text:p>
        </text:list-item>
      </text:list>
      <text:list xml:id="list945423761" text:style-name="L7">
        <text:list-item>
          <text:p text:style-name="P14"><text:span text:style-name="T12">Comme google (ça serait idéal) : expressions régulières ET logiques.</text:span></text:p>
        </text:list-item>
      </text:list>
      <text:list xml:id="list1649300387" text:style-name="L6">
        <text:list-item>
          <text:p text:style-name="P13"><text:span text:style-name="T12">Contrainte forte : message si on a trouve ou pas… affichage ou phrase d excuse..</text:span></text:p>
        </text:list-item>
      </text:list>
      <text:list xml:id="list1721665085" text:continue-list="list2114786833" text:style-name="L2">
        <text:list-header>
          <text:p text:style-name="P11"><text:span text:style-name="T12"/></text:p>
        </text:list-header>
        <text:list-item>
          <text:p text:style-name="P11"><text:span text:style-name="T6">En ce qui concerne l'indexation, à quelle moment doit elle avoir lieu ? Doit elle avoir lieu à un certain moment de la journée, ou est-ce une indexation "intelligente" avec un déclenchement selon une certaine action ?</text:span></text:p>
          <text:p text:style-name="P11"><text:span text:style-name="T6"/></text:p>
        </text:list-item>
        <text:list-item>
          <text:p text:style-name="P11"><text:span text:style-name="T19">quels sont les types d'indexation de notre projet ?</text:span></text:p>
          <text:p text:style-name="P11"><text:span text:style-name="T12">Classe d indexation : naive et intelligente ---&gt; resultat identique // Types d'indexation : spotlight style </text:span></text:p>
          <text:p text:style-name="P11"><text:span text:style-name="T12"/></text:p>
        </text:list-item>
        <text:list-item>
          <text:p text:style-name="P11"><text:span text:style-name="T6">Peut on mettre en pause l'indexation en cours ? </text:span></text:p>
        </text:list-item>
      </text:list>
      <text:list xml:id="list171466724" text:style-name="L8">
        <text:list-item>
          <text:p text:style-name="P15"><text:span text:style-name="T12">Si l'indexation est programmée : S'il est sur batterie / manque de performance / gêne pour l'utilisateur (lancement d'un jeu par exemple), <text:s/>le moteur d'indexation se met en pause <text:s text:c="2"/>(idée de quantification des performances…)</text:span></text:p>
        </text:list-item>
        <text:list-item>
          <text:p text:style-name="P15"><text:span text:style-name="T13">D</text:span><text:span text:style-name="T12">ans le cas d'une indexation intelligente : l'utilisateur ne peut en aucun cas l'arrêter, sinon ce n'est plus une indexation </text:span><text:soft-page-break/><text:span text:style-name="T12">intelligente</text:span></text:p>
        </text:list-item>
        <text:list-item>
          <text:p text:style-name="P15"><text:span text:style-name="T12">USER ne décide rien , le moteur fait tout .</text:span></text:p>
        </text:list-item>
      </text:list>
      <text:list xml:id="list1499327571" text:continue-list="list1721665085" text:style-name="L2">
        <text:list-header>
          <text:p text:style-name="P11"><text:span text:style-name="T12"/></text:p>
        </text:list-header>
        <text:list-item>
          <text:p text:style-name="P11"><text:span text:style-name="T6">Peut on programmer une indexation ? </text:span><text:span text:style-name="T12">OUI of course. </text:span><text:span text:style-name="T13"><text:s/></text:span><text:span text:style-name="T7">Ref : </text:span><text:a xlink:type="simple" xlink:href="http://www.osxfacile.com/spotlight.html">http://www.osxfacile.com/spotlight.html</text:a><text:span text:style-name="T6">) </text:span></text:p>
          <text:p text:style-name="P11"><text:span text:style-name="T6"/></text:p>
        </text:list-item>
        <text:list-item>
          <text:p text:style-name="P11"><text:span text:style-name="T6">A quel point les modules peuvent être interchangeables ? (Peut on avoir notre moteur d'indexation avec le moteur de recherche d'un groupe tiers ainsi que l'interface graphique d'un autre groupe ? Doit il y avoir un standard que les groupes doivent respecter afin de favoriser les échanges de modules ?)</text:span></text:p>
          <text:p text:style-name="P11"><text:span text:style-name="T6"/></text:p>
        </text:list-item>
        <text:list-item>
          <text:p text:style-name="P11"><text:span text:style-name="T19">Quels sont les modules (besoins, étapes) ?</text:span></text:p>
          <text:p text:style-name="P11"><text:span text:style-name="T12">Base de Données &gt; Moteur d'indexation &gt;(moteur de recherche ?) &gt; Interfaces qui gère la recherche ( plusieurs ?) </text:span></text:p>
          <text:p text:style-name="P11"><text:span text:style-name="T12"/></text:p>
          <text:p text:style-name="P11"><text:span text:style-name="T27">UML <text:s/>: </text:span><text:span text:style-name="T28">I</text:span><text:span text:style-name="T27">nterface G (barre de recherche ou paramètres) --&gt; Moteur de recherche &lt;--&gt; Base de Données &lt;--&gt; avec Moteur d'indexation --&gt; Interface d'Indexatio</text:span><text:span text:style-name="T28">n</text:span></text:p>
          <text:p text:style-name="P11"><text:span text:style-name="T28"/></text:p>
        </text:list-item>
        <text:list-item>
          <text:p text:style-name="P11"><text:span text:style-name="T30">Que doit on avoir comme sortie pour l'interface graphique ?</text:span></text:p>
          <text:p text:style-name="P11"><text:span text:style-name="T16">affichage des résultats avec possibilité d'ouvrir le fichier recherché</text:span></text:p>
          <text:p text:style-name="P11"><text:span text:style-name="T16"/></text:p>
        </text:list-item>
        <text:list-item>
          <text:p text:style-name="P11"><text:span text:style-name="T30">Doit on pouvoir trier les résultats de la recherche ? </text:span><text:span text:style-name="T16">OUI</text:span></text:p>
          <text:p text:style-name="P11"><text:span text:style-name="T16"/></text:p>
        </text:list-item>
        <text:list-item>
          <text:p text:style-name="P11"><text:span text:style-name="T30">A propos du logiciel, et en particulier à propos de la démo de M. Zacchiroli, doit on se baser sur un "find" (PAS DE FIND) et un "locate", ou l'un ou l'autre ? <text:s/></text:span><text:span text:style-name="T12">(Zacc : pareil que google)</text:span></text:p>
          <text:p text:style-name="P11"><text:span text:style-name="T12"/></text:p>
        </text:list-item>
        <text:list-item>
          <text:p text:style-name="P11"><text:span text:style-name="T23">Quel est le public visé ? <text:s/>A qui on s'adresse ? </text:span><text:span text:style-name="T30">Qui va utiliser ce logiciel ?</text:span></text:p>
          <text:p text:style-name="P11"><text:span text:style-name="T12">Novice (public visé) / Intermediaire / Expert (extensions)</text:span></text:p>
          <text:p text:style-name="P11"><text:span text:style-name="T16">Utilisateur novice, puis avancé pour une recherche plus "experte"</text:span></text:p>
        </text:list-item>
      </text:list>
      <text:p text:style-name="P6"><text:span text:style-name="T21"/></text:p>
      <text:p text:style-name="P8"><text:span text:style-name="T21">Remarques/Idées de Zacc :</text:span></text:p>
      <text:p text:style-name="P6"><text:span text:style-name="T11"><text:s/></text:span></text:p>
      <text:p text:style-name="P6"><text:span text:style-name="T29">Mon fichier est il forcement contenu dans le répertoire ? </text:span></text:p>
      <text:p text:style-name="P6"><text:span text:style-name="T29">- <text:s/>Je ne sais pas ou est mon fichier ? répertoire ou non ? Peut on faire un locate si l'indexation a eu lieu il y a une heure ? </text:span></text:p>
      <text:p text:style-name="P6"><text:span text:style-name="T29">- Message de Log : Attention cela fait 20h que vous n avez pas indexé… gare à vous ! </text:span></text:p>
      <text:p text:style-name="P6"><text:span text:style-name="T29">- réindexer à la volée (Attention: <text:s/>Ecrire sur le disque 1000 fois / sec, si on a pas le temps de refaire les 10 indexations pour les fichiers, on le fait une fois et pas 10 fois… </text:span></text:p>
      <text:p text:style-name="P6"><text:span text:style-name="T29">- si on indexe trop souvent un fichier, mise en quarantaine…</text:span></text:p>
      <text:p text:style-name="P5"/>
      <text:p text:style-name="P6"><text:span text:style-name="T14">Si la recherche est infructueuse , on peut proposer au novice de re indexer…</text:span></text:p>
      <text:p text:style-name="P5"/>
      <text:p text:style-name="P6"><text:soft-page-break/><text:span text:style-name="T20">On veut définir un sens algorithmique :</text:span></text:p>
      <text:p text:style-name="P6"><text:span text:style-name="T14">Recherche full texte, expression régulières… sur une grosse masse de fichier sans devoir passer par grep sur tous les fichiers.</text:span></text:p>
      <text:p text:style-name="P6"><text:span text:style-name="T14">a chaque mots clefs on lui associe la liste des documents </text:span></text:p>
      <text:p text:style-name="P5"/>
      <text:p text:style-name="P8"><text:span text:style-name="T3">Scenarios <text:s/>: </text:span></text:p>
      <text:p text:style-name="P4"/>
      <text:p text:style-name="P6"><text:span text:style-name="T4">Contexte : 3h du mat, gare d austerlitz : indexation mais ça risque de tuer la batterie / </text:span></text:p>
      <text:list xml:id="list1904387004" text:style-name="L1">
        <text:list-item>
          <text:p text:style-name="P9"><text:span text:style-name="T8">message de log : doc non trouvé / </text:span></text:p>
        </text:list-item>
        <text:list-item>
          <text:p text:style-name="P9"><text:span text:style-name="T8">ergonomie : être transparent sur l état du système avec l'utilisateur … / </text:span></text:p>
        </text:list-item>
        <text:list-item>
          <text:p text:style-name="P9"><text:span text:style-name="T8">temps depuis lequel on n a pas indexé...</text:span></text:p>
        </text:list-item>
      </text:list>
      <text:p text:style-name="P3"/>
      <text:p text:style-name="P6"><text:span text:style-name="T4"/></text:p>
      <text:p text:style-name="P6"><text:span text:style-name="T5">U</text:span><text:span text:style-name="T4">se case : recherche, interface , indexation init , arrêter </text:span><text:span text:style-name="T5">l'</text:span><text:span text:style-name="T4">indexation...</text:span></text:p>
      <text:p text:style-name="P6"><text:span text:style-name="T4"/></text:p>
      <text:p text:style-name="P6"><text:span text:style-name="T5">P</text:span><text:span text:style-name="T4">eut on trouver des standards de BDD pour l</text:span><text:span text:style-name="T5">'</text:span><text:span text:style-name="T4">indexation ?? </text:span><text:span text:style-name="T31">A FAIRE</text:span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MT1" svg:font-family="ArialMT" style:font-family-generic="roman"/>
    <style:font-face style:name="Times-Roman1" svg:font-family="Times-Roman" style:font-family-generic="roman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0T12:06:12</dc:date>
    <dc:creator>abou </dc:creator>
    <meta:generator>LibreOffice/3.6$Linux_x86 LibreOffice_project/360m1$Build-2</meta:generator>
    <meta:document-statistic meta:table-count="0" meta:image-count="0" meta:object-count="0" meta:page-count="3" meta:paragraph-count="51" meta:word-count="798" meta:character-count="4495" meta:non-whitespace-character-count="3740"/>
  </office:meta>
</office:document-meta>
</file>